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1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Initial Cost Of Machine</text:p>
          </table:table-cell>
          <table:table-cell office:value-type="float" office:value="139000" calcext:value-type="float">
            <text:p>139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st of Land</text:p>
          </table:table-cell>
          <table:table-cell office:value-type="float" office:value="35000" calcext:value-type="float">
            <text:p>35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venue</text:p>
          </table:table-cell>
          <table:table-cell office:value-type="float" office:value="50000" calcext:value-type="float">
            <text:p>5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</text:p>
          </table:table-cell>
          <table:table-cell table:style-name="ce1" office:value-type="percentage" office:value="0.51" calcext:value-type="percentage">
            <text:p>51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operating Expenses</text:p>
          </table:table-cell>
          <table:table-cell office:value-type="float" office:value="13000" calcext:value-type="float">
            <text:p>13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r</text:p>
          </table:table-cell>
          <table:table-cell table:style-name="ce1" office:value-type="percentage" office:value="0.08" calcext:value-type="percentage">
            <text:p>8.00%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OY</text:p>
          </table:table-cell>
          <table:table-cell office:value-type="string" calcext:value-type="string">
            <text:p>BTCF</text:p>
          </table:table-cell>
          <table:table-cell office:value-type="string" calcext:value-type="string">
            <text:p>Depr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TI (51%)</text:p>
          </table:table-cell>
          <table:table-cell table:style-name="ce2" office:value-type="string" calcext:value-type="string">
            <text:p>ATCF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-([.B4]+[.B5])" office:value-type="float" office:value="-174000" calcext:value-type="float">
            <text:p>-174000</text:p>
          </table:table-cell>
          <table:table-cell table:number-columns-repeated="3" office:value-type="string" calcext:value-type="string">
            <text:p>--</text:p>
          </table:table-cell>
          <table:table-cell table:formula="of:=[.B12]" office:value-type="float" office:value="-174000" calcext:value-type="float">
            <text:p>-174000</text:p>
          </table:table-cell>
          <table:table-cell table:number-columns-repeated="2"/>
          <table:table-cell office:value-type="string" calcext:value-type="string">
            <text:p>MACRs Valu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6]-[.$B$8]" office:value-type="float" office:value="37000" calcext:value-type="float">
            <text:p>37000</text:p>
          </table:table-cell>
          <table:table-cell table:formula="of:=[.$B$4]*[.I13]" office:value-type="float" office:value="27800" calcext:value-type="float">
            <text:p>27800</text:p>
          </table:table-cell>
          <table:table-cell table:formula="of:=[.B13]-[.C13]" office:value-type="float" office:value="9200" calcext:value-type="float">
            <text:p>9200</text:p>
          </table:table-cell>
          <table:table-cell table:formula="of:=[.D13]*[.$B$7]" office:value-type="float" office:value="4692" calcext:value-type="float">
            <text:p>4692</text:p>
          </table:table-cell>
          <table:table-cell table:formula="of:=[.B13]-[.E13]" office:value-type="float" office:value="32308" calcext:value-type="float">
            <text:p>32308</text:p>
          </table:table-cell>
          <table:table-cell table:number-columns-repeated="2"/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6]-[.$B$8]" office:value-type="float" office:value="37000" calcext:value-type="float">
            <text:p>37000</text:p>
          </table:table-cell>
          <table:table-cell table:formula="of:=[.$B$4]*[.I14]" office:value-type="float" office:value="44480" calcext:value-type="float">
            <text:p>44480</text:p>
          </table:table-cell>
          <table:table-cell table:formula="of:=[.B14]-[.C14]" office:value-type="float" office:value="-7480" calcext:value-type="float">
            <text:p>-7480</text:p>
          </table:table-cell>
          <table:table-cell table:formula="of:=[.D14]*[.$B$7]" office:value-type="float" office:value="-3814.8" calcext:value-type="float">
            <text:p>-3814.8</text:p>
          </table:table-cell>
          <table:table-cell table:formula="of:=[.B14]-[.E14]" office:value-type="float" office:value="40814.8" calcext:value-type="float">
            <text:p>40814.8</text:p>
          </table:table-cell>
          <table:table-cell table:number-columns-repeated="2"/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6]-[.$B$8]" office:value-type="float" office:value="37000" calcext:value-type="float">
            <text:p>37000</text:p>
          </table:table-cell>
          <table:table-cell table:formula="of:=[.$B$4]*[.I15]" office:value-type="float" office:value="26688" calcext:value-type="float">
            <text:p>26688</text:p>
          </table:table-cell>
          <table:table-cell table:formula="of:=[.B15]-[.C15]" office:value-type="float" office:value="10312" calcext:value-type="float">
            <text:p>10312</text:p>
          </table:table-cell>
          <table:table-cell table:formula="of:=[.D15]*[.$B$7]" office:value-type="float" office:value="5259.12" calcext:value-type="float">
            <text:p>5259.12</text:p>
          </table:table-cell>
          <table:table-cell table:formula="of:=[.B15]-[.E15]" office:value-type="float" office:value="31740.88" calcext:value-type="float">
            <text:p>31740.88</text:p>
          </table:table-cell>
          <table:table-cell table:number-columns-repeated="2"/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6]-[.$B$8]" office:value-type="float" office:value="37000" calcext:value-type="float">
            <text:p>37000</text:p>
          </table:table-cell>
          <table:table-cell table:formula="of:=[.$B$4]*[.I16]" office:value-type="float" office:value="16012.8" calcext:value-type="float">
            <text:p>16012.8</text:p>
          </table:table-cell>
          <table:table-cell table:formula="of:=[.B16]-[.C16]" office:value-type="float" office:value="20987.2" calcext:value-type="float">
            <text:p>20987.2</text:p>
          </table:table-cell>
          <table:table-cell table:formula="of:=[.D16]*[.$B$7]" office:value-type="float" office:value="10703.472" calcext:value-type="float">
            <text:p>10703.472</text:p>
          </table:table-cell>
          <table:table-cell table:formula="of:=[.B16]-[.E16]" office:value-type="float" office:value="26296.528" calcext:value-type="float">
            <text:p>26296.528</text:p>
          </table:table-cell>
          <table:table-cell table:number-columns-repeated="2"/>
          <table:table-cell office:value-type="float" office:value="0.1152" calcext:value-type="float">
            <text:p>0.11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6]-[.$B$8]" office:value-type="float" office:value="37000" calcext:value-type="float">
            <text:p>37000</text:p>
          </table:table-cell>
          <table:table-cell table:formula="of:=[.$B$4]*[.I17]/2" office:value-type="float" office:value="8006.4" calcext:value-type="float">
            <text:p>8006.4</text:p>
          </table:table-cell>
          <table:table-cell table:formula="of:=[.B17]-[.C17]" office:value-type="float" office:value="28993.6" calcext:value-type="float">
            <text:p>28993.6</text:p>
          </table:table-cell>
          <table:table-cell table:formula="of:=[.D17]*[.$B$7]" office:value-type="float" office:value="14786.736" calcext:value-type="float">
            <text:p>14786.736</text:p>
          </table:table-cell>
          <table:table-cell table:formula="of:=[.B17]-[.E17]" office:value-type="float" office:value="22213.264" calcext:value-type="float">
            <text:p>22213.264</text:p>
          </table:table-cell>
          <table:table-cell table:number-columns-repeated="2"/>
          <table:table-cell office:value-type="float" office:value="0.1152" calcext:value-type="float">
            <text:p>0.11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" office:value-type="float" office:value="35000" calcext:value-type="float">
            <text:p>35000</text:p>
          </table:table-cell>
          <table:table-cell office:value-type="string" calcext:value-type="string">
            <text:p>--</text:p>
          </table:table-cell>
          <table:table-cell table:formula="of:=[.B4]*2*[.I18]" office:value-type="float" office:value="16012.8" calcext:value-type="float">
            <text:p>16012.8</text:p>
          </table:table-cell>
          <table:table-cell table:formula="of:=[.D18]*[.B7]" office:value-type="float" office:value="8166.528" calcext:value-type="float">
            <text:p>8166.528</text:p>
          </table:table-cell>
          <table:table-cell table:formula="of:=[.B18]+[.E18]" office:value-type="float" office:value="43166.528" calcext:value-type="float">
            <text:p>43166.528</text:p>
          </table:table-cell>
          <table:table-cell table:number-columns-repeated="2"/>
          <table:table-cell office:value-type="float" office:value="0.0576" calcext:value-type="float">
            <text:p>0.057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3" table:formula="of:=NPV([.B9];[.F13:.F18])+[.F12]" office:value-type="currency" office:currency="USD" office:value="-22247.196621808" calcext:value-type="currency">
            <text:p>-$22,247.20</text:p>
          </table:table-cell>
          <table:table-cell table:number-columns-repeated="3"/>
        </table:table-row>
        <table:table-row table:style-name="ro1" table:number-rows-repeated="35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12:42:30.105728029</meta:creation-date>
    <dc:date>2023-03-31T13:50:28.956499454</dc:date>
    <meta:editing-duration>PT1H7M59S</meta:editing-duration>
    <meta:editing-cycles>1</meta:editing-cycles>
    <meta:generator>LibreOffice/7.4.6.2$Linux_X86_64 LibreOffice_project/40$Build-2</meta:generator>
    <meta:document-statistic meta:table-count="1" meta:cell-count="68" meta:object-count="0"/>
  </office:meta>
</office:document-meta>
</file>